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8de66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officeooo:rsid="0008de66" style:font-size-asian="10pt" style:font-weight-asian="bold"/>
    </style:style>
    <style:style style:name="T4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8de66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c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driver</text:span></text:p>
      <text:p text:style-name="P1"><text:span text:style-name="T2">import</text:span><text:span text:style-name="T5"> org.apache.hadoop.fs.Path; </text:span></text:p>
      <text:p text:style-name="P1"><text:span text:style-name="T2">import</text:span><text:span text:style-name="T5"> org.apache.hadoop.conf.*;</text:span></text:p>
      <text:p text:style-name="P1"><text:span text:style-name="T2">import</text:span><text:span text:style-name="T5"> org.apache.hadoop.mapreduce.Job;</text:span></text:p>
      <text:p text:style-name="P1"><text:span text:style-name="T2">import</text:span><text:span text:style-name="T5"> org.apache.hadoop.mapreduce.lib.input.FileInputFormat; </text:span></text:p>
      <text:p text:style-name="P1"><text:span text:style-name="T2">import</text:span><text:span text:style-name="T5"> org.apache.hadoop.mapreduce.lib.input.TextInputFormat; </text:span></text:p>
      <text:p text:style-name="P1"><text:span text:style-name="T2">import</text:span><text:span text:style-name="T5"> org.apache.hadoop.mapreduce.lib.output.FileOutputFormat; </text:span></text:p>
      <text:p text:style-name="P1"><text:span text:style-name="T2">import</text:span><text:span text:style-name="T5"> org.apache.hadoop.mapreduce.lib.output.TextOutputFormat;</text:span></text:p>
      <text:p text:style-name="P1"><text:span text:style-name="T2">import</text:span><text:span text:style-name="T5"> org.apache.hadoop.io.IntWritable;</text:span></text:p>
      <text:p text:style-name="P1"><text:span text:style-name="T2">import</text:span><text:span text:style-name="T5"> org.apache.hadoop.io.Text;</text:span></text:p>
      <text:p text:style-name="P2"/>
      <text:p text:style-name="P1"><text:span text:style-name="T2">public</text:span><text:span text:style-name="T5"> </text:span><text:span text:style-name="T2">class</text:span><text:span text:style-name="T5"> main {</text:span></text:p>
      <text:p text:style-name="P1"><text:span text:style-name="T5"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</text:span><text:span text:style-name="T7">main(String[] </text:span><text:span text:style-name="T10">args</text:span><text:span text:style-name="T7">) </text:span><text:span text:style-name="T4">throws</text:span><text:span text:style-name="T7"> Exception</text:span><text:span text:style-name="T5"> {</text:span></text:p>
      <text:p text:style-name="P1"><text:span text:style-name="T5"><text:tab/><text:tab/>Configuration </text:span><text:span text:style-name="T11">config</text:span><text:span text:style-name="T5"> = </text:span><text:span text:style-name="T2">new</text:span><text:span text:style-name="T5"> Configuration();</text:span></text:p>
      <text:p text:style-name="P1"><text:span text:style-name="T5"><text:tab/><text:tab/>Job </text:span><text:span text:style-name="T11">job</text:span><text:span text:style-name="T5"> = </text:span><text:span text:style-name="T2">new</text:span><text:span text:style-name="T5"> </text:span><text:span text:style-name="T9">Job</text:span><text:span text:style-name="T7">(</text:span><text:span text:style-name="T10">config</text:span><text:span text:style-name="T7">, </text:span><text:span text:style-name="T12">"seperator"</text:span><text:span text:style-name="T7">)</text:span><text:span text:style-name="T5">;</text:span></text:p>
      <text:p text:style-name="P1"><text:span text:style-name="T5"><text:tab/><text:tab/></text:span><text:span text:style-name="T11">job</text:span><text:span text:style-name="T5">.setJarByClass(main.</text:span><text:span text:style-name="T2">class</text:span><text:span text:style-name="T5">);</text:span></text:p>
      <text:p text:style-name="P2"/>
      <text:p text:style-name="P1"><text:span text:style-name="T5"><text:tab/><text:tab/></text:span><text:span text:style-name="T11">job</text:span><text:span text:style-name="T5">.setMapOutputKeyClass(Text.</text:span><text:span text:style-name="T2">class</text:span><text:span text:style-name="T5">);</text:span></text:p>
      <text:p text:style-name="P1"><text:span text:style-name="T5"><text:tab/><text:tab/></text:span><text:span text:style-name="T11">job</text:span><text:span text:style-name="T5">.setMapOutputValueClass(IntWritable.</text:span><text:span text:style-name="T2">class</text:span><text:span text:style-name="T5">);</text:span></text:p>
      <text:p text:style-name="P1"><text:span text:style-name="T5"><text:tab/><text:tab/></text:span></text:p>
      <text:p text:style-name="P1"><text:span text:style-name="T5"><text:tab/><text:tab/></text:span><text:span text:style-name="T11">job</text:span><text:span text:style-name="T5">.setNumReduceTasks(4);</text:span></text:p>
      <text:p text:style-name="P1"><text:span text:style-name="T5"><text:tab/><text:tab/></text:span><text:span text:style-name="T11">job</text:span><text:span text:style-name="T5">.setPartitionerClass(partitioner.</text:span><text:span text:style-name="T2">class</text:span><text:span text:style-name="T5">);</text:span></text:p>
      <text:p text:style-name="P1"><text:span text:style-name="T5"><text:tab/><text:tab/></text:span></text:p>
      <text:p text:style-name="P2"/>
      <text:p text:style-name="P1"><text:span text:style-name="T5"><text:tab/><text:tab/></text:span><text:span text:style-name="T11">job</text:span><text:span text:style-name="T5">.setOutputKeyClass(Text.</text:span><text:span text:style-name="T2">class</text:span><text:span text:style-name="T5">);</text:span></text:p>
      <text:p text:style-name="P1"><text:span text:style-name="T5"><text:tab/><text:tab/></text:span><text:span text:style-name="T11">job</text:span><text:span text:style-name="T5">.setOutputValueClass(IntWritable.</text:span><text:span text:style-name="T2">class</text:span><text:span text:style-name="T5">);</text:span></text:p>
      <text:p text:style-name="P1"><text:span text:style-name="T5"><text:tab/><text:tab/></text:span><text:span text:style-name="T11">job</text:span><text:span text:style-name="T5">.setMapperClass(map.</text:span><text:span text:style-name="T2">class</text:span><text:span text:style-name="T5">);</text:span></text:p>
      <text:p text:style-name="P1"><text:span text:style-name="T5"><text:tab/><text:tab/></text:span><text:span text:style-name="T11">job</text:span><text:span text:style-name="T5">.setReducerClass(reduce.</text:span><text:span text:style-name="T2">class</text:span><text:span text:style-name="T5">);</text:span></text:p>
      <text:p text:style-name="P1"><text:span text:style-name="T5"><text:tab/><text:tab/> </text:span></text:p>
      <text:p text:style-name="P1"><text:span text:style-name="T5"><text:tab/><text:tab/></text:span><text:span text:style-name="T11">job</text:span><text:span text:style-name="T5">.setInputFormatClass(TextInputFormat.</text:span><text:span text:style-name="T2">class</text:span><text:span text:style-name="T5">);</text:span></text:p>
      <text:p text:style-name="P1"><text:span text:style-name="T5"><text:tab/><text:tab/></text:span><text:span text:style-name="T11">job</text:span><text:span text:style-name="T5">.setOutputFormatClass(TextOutputFormat.</text:span><text:span text:style-name="T2">class</text:span><text:span text:style-name="T5">);</text:span></text:p>
      <text:p text:style-name="P2"/>
      <text:p text:style-name="P1"><text:span text:style-name="T5"><text:tab/><text:tab/>FileInputFormat.</text:span><text:span text:style-name="T8">addInputPath</text:span><text:span text:style-name="T5">(</text:span><text:span text:style-name="T11">job</text:span><text:span text:style-name="T5">, </text:span><text:span text:style-name="T2">new</text:span><text:span text:style-name="T5"> Path(</text:span><text:span text:style-name="T11">args</text:span><text:span text:style-name="T5">[0])); </text:span></text:p>
      <text:p text:style-name="P1"><text:span text:style-name="T5"><text:tab/><text:tab/>Path </text:span><text:span text:style-name="T10">outputPath</text:span><text:span text:style-name="T5"> = </text:span><text:span text:style-name="T2">new</text:span><text:span text:style-name="T5"> Path(</text:span><text:span text:style-name="T11">args</text:span><text:span text:style-name="T5">[1]);</text:span></text:p>
      <text:p text:style-name="P1"><text:span text:style-name="T5"><text:tab/><text:tab/>FileOutputFormat.</text:span><text:span text:style-name="T8">setOutputPath</text:span><text:span text:style-name="T5">(</text:span><text:span text:style-name="T11">job</text:span><text:span text:style-name="T5">, </text:span><text:span text:style-name="T2">new</text:span><text:span text:style-name="T5"> Path(</text:span><text:span text:style-name="T11">args</text:span><text:span text:style-name="T5">[1]));</text:span></text:p>
      <text:p text:style-name="P1"><text:span text:style-name="T5"><text:tab/><text:tab/></text:span><text:span text:style-name="T14">//outputPath.getFileSystem(</text:span><text:span text:style-name="T15">config</text:span><text:span text:style-name="T14">).delete(outputPath, true);</text:span></text:p>
      <text:p text:style-name="P2"/>
      <text:p text:style-name="P1"><text:span text:style-name="T5"><text:tab/><text:tab/></text:span></text:p>
      <text:p text:style-name="P1"><text:span text:style-name="T5"><text:tab/><text:tab/></text:span></text:p>
      <text:p text:style-name="P1"><text:span text:style-name="T5"><text:tab/><text:tab/></text:span><text:span text:style-name="T11">job</text:span><text:span text:style-name="T5">.waitForCompletion(</text:span><text:span text:style-name="T2">true</text:span><text:span text:style-name="T5">);</text:span></text:p>
      <text:p text:style-name="P1"><text:span text:style-name="T5"><text:tab/>}</text:span></text:p>
      <text:p text:style-name="Standard"><text:span text:style-name="T5">}</text:span></text:p>
      <text:p text:style-name="Standard"><text:span text:style-name="T5"/></text:p>
      <text:p text:style-name="Standard"><text:span text:style-name="T5">//</text:span><text:span text:style-name="T6">mapper</text:span></text:p>
      <text:p text:style-name="Standard"><text:span text:style-name="T3">import</text:span><text:span text:style-name="T5"> java.io.IOException;</text:span></text:p>
      <text:p text:style-name="P2"/>
      <text:p text:style-name="P1"><text:span text:style-name="T2">import</text:span><text:span text:style-name="T5"> org.apache.hadoop.io.IntWritable;</text:span></text:p>
      <text:p text:style-name="P1"><text:span text:style-name="T2">import</text:span><text:span text:style-name="T5"> org.apache.hadoop.io.LongWritable;</text:span></text:p>
      <text:p text:style-name="P1"><text:span text:style-name="T2">import</text:span><text:span text:style-name="T5"> org.apache.hadoop.io.Text;</text:span></text:p>
      <text:p text:style-name="P1"><text:span text:style-name="T2">import</text:span><text:span text:style-name="T5"> org.apache.hadoop.mapreduce.*; </text:span></text:p>
      <text:p text:style-name="P2"/>
      <text:p text:style-name="P1"><text:span text:style-name="T2">public</text:span><text:span text:style-name="T5"> </text:span><text:span text:style-name="T2">class</text:span><text:span text:style-name="T5"> map </text:span><text:span text:style-name="T2">extends</text:span><text:span text:style-name="T5"> Mapper&lt;LongWritable, Text, Text, IntWritable&gt; {</text:span></text:p>
      <text:p text:style-name="P1"><text:span text:style-name="T5"><text:tab/>Text </text:span><text:span text:style-name="T16">outKey</text:span><text:span text:style-name="T5"> = </text:span><text:span text:style-name="T2">new</text:span><text:span text:style-name="T5"> Text();</text:span></text:p>
      <text:p text:style-name="P1"><text:span text:style-name="T5"><text:tab/>IntWritable </text:span><text:span text:style-name="T16">outValue</text:span><text:span text:style-name="T5"> = </text:span><text:span text:style-name="T2">new</text:span><text:span text:style-name="T5"> IntWritable();</text:span></text:p>
      <text:p text:style-name="P1"><text:span text:style-name="T5"><text:tab/></text:span></text:p>
      <text:p text:style-name="P1"><text:span text:style-name="T5"><text:tab/></text:span><text:span text:style-name="T2">public</text:span><text:span text:style-name="T5"> </text:span><text:span text:style-name="T2">void</text:span><text:span text:style-name="T5"> </text:span><text:span text:style-name="T7">map(LongWritable </text:span><text:span text:style-name="T10">key</text:span><text:span text:style-name="T7">, Text </text:span><text:span text:style-name="T10">value</text:span><text:span text:style-name="T7">, Context </text:span><text:span text:style-name="T10">context</text:span><text:span text:style-name="T7">) </text:span></text:p>
      <text:p text:style-name="P1"><text:span text:style-name="T7"><text:tab/><text:tab/></text:span><text:span text:style-name="T4">throws</text:span><text:span text:style-name="T7"> IOException, InterruptedException</text:span><text:span text:style-name="T5"> {</text:span></text:p>
      <text:p text:style-name="P1"><text:span text:style-name="T5"><text:tab/><text:tab/>String[] </text:span><text:span text:style-name="T11">str</text:span><text:span text:style-name="T5"> = </text:span><text:span text:style-name="T11">value</text:span><text:span text:style-name="T5">.toString().split(</text:span><text:span text:style-name="T13">"\\|"</text:span><text:span text:style-name="T5">);</text:span></text:p>
      <text:p text:style-name="P1"><text:span text:style-name="T5"><text:tab/><text:tab/></text:span><text:span text:style-name="T16">outKey</text:span><text:span text:style-name="T5">.set(</text:span><text:span text:style-name="T11">str</text:span><text:span text:style-name="T5">[0]);</text:span></text:p>
      <text:p text:style-name="P1"><text:span text:style-name="T5"><text:tab/><text:tab/></text:span><text:span text:style-name="T16">outValue</text:span><text:span text:style-name="T5">.set(1);</text:span></text:p>
      <text:p text:style-name="P1"><text:span text:style-name="T5"><text:tab/><text:tab/></text:span><text:span text:style-name="T11">context</text:span><text:span text:style-name="T5">.write(</text:span><text:span text:style-name="T16">outKey</text:span><text:span text:style-name="T5">, </text:span><text:span text:style-name="T16">outValue</text:span><text:span text:style-name="T5">);</text:span></text:p>
      <text:p text:style-name="P1"><text:span text:style-name="T5"><text:tab/>}</text:span></text:p>
      <text:p text:style-name="Standard"><text:soft-page-break/><text:span text:style-name="T5">}</text:span></text:p>
      <text:p text:style-name="Standard"><text:span text:style-name="T6"/></text:p>
      <text:p text:style-name="Standard"><text:span text:style-name="T6">//partitioner</text:span></text:p>
      <text:p text:style-name="Standard"><text:span text:style-name="T3">import</text:span><text:span text:style-name="T5"> org.apache.hadoop.io.IntWritable;</text:span></text:p>
      <text:p text:style-name="P1"><text:span text:style-name="T2">import</text:span><text:span text:style-name="T5"> org.apache.hadoop.io.Text;</text:span></text:p>
      <text:p text:style-name="P1"><text:span text:style-name="T2">import</text:span><text:span text:style-name="T5"> org.apache.hadoop.mapreduce.Partitioner;</text:span></text:p>
      <text:p text:style-name="P2"/>
      <text:p text:style-name="P2"/>
      <text:p text:style-name="P2"/>
      <text:p text:style-name="P1"><text:span text:style-name="T2">public</text:span><text:span text:style-name="T5"> </text:span><text:span text:style-name="T2">class</text:span><text:span text:style-name="T5"> partitioner </text:span><text:span text:style-name="T2">extends</text:span><text:span text:style-name="T5"> Partitioner&lt;Text,IntWritable&gt; {</text:span></text:p>
      <text:p text:style-name="P2"/>
      <text:p text:style-name="P1"><text:span text:style-name="T5"><text:tab/></text:span></text:p>
      <text:p text:style-name="P1"><text:span text:style-name="T5"><text:s text:c="4"/></text:span><text:span text:style-name="T2">public</text:span><text:span text:style-name="T5"> </text:span><text:span text:style-name="T2">int</text:span><text:span text:style-name="T5"> getPartition(Text </text:span><text:span text:style-name="T11">key</text:span><text:span text:style-name="T5">, IntWritable </text:span><text:span text:style-name="T11">value</text:span><text:span text:style-name="T5">, </text:span><text:span text:style-name="T2">int</text:span><text:span text:style-name="T5"> </text:span><text:span text:style-name="T11">numReduceTasks</text:span><text:span text:style-name="T5">) {</text:span></text:p>
      <text:p text:style-name="P1"><text:span text:style-name="T5"><text:tab/><text:tab/></text:span></text:p>
      <text:p text:style-name="P1"><text:span text:style-name="T5"><text:tab/><text:tab/>String </text:span><text:span text:style-name="T11">name</text:span><text:span text:style-name="T5"> = </text:span><text:span text:style-name="T11">key</text:span><text:span text:style-name="T5">.toString();</text:span></text:p>
      <text:p text:style-name="P1"><text:span text:style-name="T5"><text:tab/><text:tab/>String </text:span><text:span text:style-name="T11">firstChar</text:span><text:span text:style-name="T5"> = (Character.</text:span><text:span text:style-name="T8">toString</text:span><text:span text:style-name="T5">((</text:span><text:span text:style-name="T11">name</text:span><text:span text:style-name="T5">.charAt(0))));</text:span></text:p>
      <text:p text:style-name="P1"><text:span text:style-name="T5"><text:tab/><text:tab/></text:span></text:p>
      <text:p text:style-name="P1"><text:span text:style-name="T5"><text:tab/><text:tab/></text:span></text:p>
      <text:p text:style-name="P1"><text:span text:style-name="T5"><text:tab/><text:tab/></text:span></text:p>
      <text:p text:style-name="P1"><text:span text:style-name="T5"><text:tab/><text:tab/></text:span><text:span text:style-name="T2">if</text:span><text:span text:style-name="T5"> (</text:span><text:span text:style-name="T11">firstChar</text:span><text:span text:style-name="T5">.matches(</text:span><text:span text:style-name="T13">"[A-F?i]"</text:span><text:span text:style-name="T5">)){<text:tab/></text:span></text:p>
      <text:p text:style-name="P1"><text:span text:style-name="T5"><text:tab/><text:tab/><text:tab/></text:span><text:span text:style-name="T2">return</text:span><text:span text:style-name="T5"> 0;</text:span></text:p>
      <text:p text:style-name="P1"><text:span text:style-name="T5"><text:tab/><text:tab/>} </text:span><text:span text:style-name="T2">else</text:span><text:span text:style-name="T5"> </text:span><text:span text:style-name="T2">if</text:span><text:span text:style-name="T5"> (</text:span><text:span text:style-name="T11">firstChar</text:span><text:span text:style-name="T5">.matches(</text:span><text:span text:style-name="T13">"[G-L?i]"</text:span><text:span text:style-name="T5">)) {</text:span></text:p>
      <text:p text:style-name="P1"><text:span text:style-name="T5"><text:tab/><text:tab/><text:tab/></text:span><text:span text:style-name="T2">return</text:span><text:span text:style-name="T5"> 1;</text:span></text:p>
      <text:p text:style-name="P1"><text:span text:style-name="T5"><text:tab/><text:tab/>} </text:span><text:span text:style-name="T2">else</text:span><text:span text:style-name="T5"> </text:span><text:span text:style-name="T2">if</text:span><text:span text:style-name="T5"> (</text:span><text:span text:style-name="T11">firstChar</text:span><text:span text:style-name="T5">.matches(</text:span><text:span text:style-name="T13">"[M-R?i]"</text:span><text:span text:style-name="T5">)) {</text:span></text:p>
      <text:p text:style-name="P1"><text:span text:style-name="T5"><text:tab/><text:tab/><text:tab/></text:span><text:span text:style-name="T2">return</text:span><text:span text:style-name="T5"> 2;</text:span></text:p>
      <text:p text:style-name="P1"><text:span text:style-name="T5"><text:tab/><text:tab/>} </text:span><text:span text:style-name="T2">else</text:span><text:span text:style-name="T5"> {</text:span></text:p>
      <text:p text:style-name="P1"><text:span text:style-name="T5"><text:tab/><text:tab/><text:tab/></text:span><text:span text:style-name="T2">return</text:span><text:span text:style-name="T5"> 3;</text:span></text:p>
      <text:p text:style-name="P1"><text:span text:style-name="T5"><text:tab/><text:tab/>}</text:span></text:p>
      <text:p text:style-name="P1"><text:span text:style-name="T5"><text:tab/>}<text:tab/></text:span></text:p>
      <text:p text:style-name="Standard"><text:span text:style-name="T5">}</text:span></text:p>
      <text:p text:style-name="Standard"><text:span text:style-name="T6"/></text:p>
      <text:p text:style-name="Standard"><text:span text:style-name="T6"/></text:p>
      <text:p text:style-name="Standard"><text:span text:style-name="T6">//reducer</text:span></text:p>
      <text:p text:style-name="Standard"><text:span text:style-name="T6"/></text:p>
      <text:p text:style-name="P2"/>
      <text:p text:style-name="P1"><text:span text:style-name="T2">import</text:span><text:span text:style-name="T5"> java.io.IOException;</text:span></text:p>
      <text:p text:style-name="P2"/>
      <text:p text:style-name="P1"><text:span text:style-name="T2">import</text:span><text:span text:style-name="T5"> org.apache.hadoop.io.IntWritable;</text:span></text:p>
      <text:p text:style-name="P1"><text:span text:style-name="T2">import</text:span><text:span text:style-name="T5"> org.apache.hadoop.io.Text;</text:span></text:p>
      <text:p text:style-name="P1"><text:span text:style-name="T2">import</text:span><text:span text:style-name="T5"> org.apache.hadoop.mapreduce.Reducer;</text:span></text:p>
      <text:p text:style-name="P2"/>
      <text:p text:style-name="P1"><text:span text:style-name="T2">public</text:span><text:span text:style-name="T5"> </text:span><text:span text:style-name="T2">class</text:span><text:span text:style-name="T5"> reduce </text:span><text:span text:style-name="T2">extends</text:span><text:span text:style-name="T5"> Reducer&lt;Text, IntWritable, Text, IntWritable&gt;</text:span></text:p>
      <text:p text:style-name="P1"><text:span text:style-name="T5">{</text:span></text:p>
      <text:p text:style-name="P1"><text:span text:style-name="T5"><text:tab/>IntWritable </text:span><text:span text:style-name="T16">outValue2</text:span><text:span text:style-name="T5"> = </text:span><text:span text:style-name="T2">new</text:span><text:span text:style-name="T5"> IntWritable();</text:span></text:p>
      <text:p text:style-name="P1"><text:span text:style-name="T5"><text:tab/></text:span></text:p>
      <text:p text:style-name="P1"><text:span text:style-name="T5"><text:tab/></text:span><text:span text:style-name="T2">public</text:span><text:span text:style-name="T5"> </text:span><text:span text:style-name="T2">void</text:span><text:span text:style-name="T5"> </text:span><text:span text:style-name="T7">reduce(Text </text:span><text:span text:style-name="T10">key</text:span><text:span text:style-name="T7">, Iterable&lt;IntWritable&gt; </text:span><text:span text:style-name="T10">values</text:span><text:span text:style-name="T7">,Context </text:span><text:span text:style-name="T10">context</text:span><text:span text:style-name="T7">) </text:span><text:span text:style-name="T4">throws</text:span><text:span text:style-name="T7"> IOException, InterruptedException</text:span></text:p>
      <text:p text:style-name="P1"><text:span text:style-name="T5"><text:tab/>{</text:span></text:p>
      <text:p text:style-name="P1"><text:span text:style-name="T5"><text:tab/><text:tab/></text:span><text:span text:style-name="T2">int</text:span><text:span text:style-name="T5"> </text:span><text:span text:style-name="T11">count</text:span><text:span text:style-name="T5"> = 0;</text:span></text:p>
      <text:p text:style-name="P1"><text:span text:style-name="T5"><text:tab/><text:tab/></text:span><text:span text:style-name="T2">for</text:span><text:span text:style-name="T5"> (IntWritable </text:span><text:span text:style-name="T11">value</text:span><text:span text:style-name="T5"> : </text:span><text:span text:style-name="T11">values</text:span><text:span text:style-name="T5">) {</text:span></text:p>
      <text:p text:style-name="P1"><text:span text:style-name="T5"><text:tab/><text:tab/><text:tab/></text:span><text:span text:style-name="T11">count</text:span><text:span text:style-name="T5"> =</text:span><text:span text:style-name="T11">count</text:span><text:span text:style-name="T5">+ </text:span><text:span text:style-name="T11">value</text:span><text:span text:style-name="T5">.get();</text:span></text:p>
      <text:p text:style-name="P1"><text:span text:style-name="T5"><text:tab/><text:tab/>}</text:span></text:p>
      <text:p text:style-name="P1"><text:span text:style-name="T5"><text:tab/><text:tab/></text:span></text:p>
      <text:p text:style-name="P1"><text:span text:style-name="T5"><text:tab/><text:tab/></text:span><text:span text:style-name="T16">outValue2</text:span><text:span text:style-name="T5">.set(</text:span><text:span text:style-name="T11">count</text:span><text:span text:style-name="T5">);</text:span></text:p>
      <text:p text:style-name="P1"><text:span text:style-name="T5"><text:tab/><text:tab/></text:span><text:span text:style-name="T11">context</text:span><text:span text:style-name="T5">.write(</text:span><text:span text:style-name="T11">key</text:span><text:span text:style-name="T5">, </text:span><text:span text:style-name="T16">outValue2</text:span><text:span text:style-name="T5">);</text:span></text:p>
      <text:p text:style-name="P1"><text:span text:style-name="T5"><text:tab/>}</text:span></text:p>
      <text:p text:style-name="P1"><text:span text:style-name="T5">}</text:span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2:20:40.456951121</meta:creation-date>
    <dc:date>2017-03-14T22:22:18.646445858</dc:date>
    <meta:editing-duration>PT1M39S</meta:editing-duration>
    <meta:editing-cycles>1</meta:editing-cycles>
    <meta:document-statistic meta:table-count="0" meta:image-count="0" meta:object-count="0" meta:page-count="2" meta:paragraph-count="99" meta:word-count="230" meta:character-count="2953" meta:non-whitespace-character-count="2676"/>
    <meta:generator>LibreOffice/5.1.4.2$Linux_X86_64 LibreOffice_project/10m0$Build-2</meta:generator>
  </office:meta>
</office:document-meta>
</file>